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break-before="page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><text:span text:style-name="T1">Les 23 démarches administratives destinées aux particuliers </text:span></text:p>
      <text:p text:style-name="P1"/>
      <text:list xml:id="list8883081124365117346" text:style-name="WWNum1">
        <text:list-item>
          <text:p text:style-name="P4">Déclaration des revenus</text:p>
        </text:list-item>
        <text:list-item>
          <text:p text:style-name="P4">Paiement des impôts</text:p>
        </text:list-item>
        <text:list-item>
          <text:p text:style-name="P4">Recensement de la population</text:p>
        </text:list-item>
        <text:list-item>
          <text:p text:style-name="P4">Demande d’actes d’état civil pour un événement survenu à l’étranger</text:p>
        </text:list-item>
        <text:list-item>
          <text:p text:style-name="P4">Achat d’un timbre fiscal pour le passeport</text:p>
        </text:list-item>
        <text:list-item>
          <text:p text:style-name="P4">Déclaration de cession d’un véhicule</text:p>
        </text:list-item>
        <text:list-item>
          <text:p text:style-name="P4">Demande d’une carte européenne d’assurance maladie</text:p>
        </text:list-item>
        <text:list-item>
          <text:p text:style-name="P4">Changement de coordonnées</text:p>
        </text:list-item>
        <text:list-item>
          <text:p text:style-name="P4">Changement de coordonnées : carte grise</text:p>
        </text:list-item>
        <text:list-item>
          <text:p text:style-name="P4">Inscription sur les listes électorales</text:p>
        </text:list-item>
        <text:list-item>
          <text:p text:style-name="P4">Demande d’extrait de casier judiciaire</text:p>
        </text:list-item>
        <text:list-item>
          <text:p text:style-name="P4">Pré-plainte en ligne</text:p>
        </text:list-item>
        <text:list-item>
          <text:p text:style-name="P4">Paiement des amendes</text:p>
        </text:list-item>
        <text:list-item>
          <text:p text:style-name="P4">Inscription au lycée</text:p>
        </text:list-item>
        <text:list-item>
          <text:p text:style-name="P4">Recensement citoyen obligatoire</text:p>
        </text:list-item>
        <text:list-item>
          <text:p text:style-name="P4">Demande de bourse et de logement étudiant</text:p>
        </text:list-item>
        <text:list-item>
          <text:p text:style-name="P4">Déclaration trimestrielle rsa</text:p>
        </text:list-item>
        <text:list-item>
          <text:p text:style-name="P4">Demande d’aide au logement</text:p>
        </text:list-item>
        <text:list-item>
          <text:p text:style-name="P4">Demande et renouvellement de logement social</text:p>
        </text:list-item>
        <text:list-item>
          <text:p text:style-name="P4">Déclaration des salaires versés à un employé à domicile (cesu)</text:p>
        </text:list-item>
        <text:list-item>
          <text:p text:style-name="P4">Inscription à pôle emploi</text:p>
        </text:list-item>
        <text:list-item>
          <text:p text:style-name="P4"><text:soft-page-break/>Déclaration de création d’une association</text:p>
        </text:list-item>
        <text:list-item>
          <text:p text:style-name="P4">Modification et dissolution d’une association</text:p>
        </text:list-item>
      </text:list>
      <text:p text:style-name="P1"/>
      <text:p text:style-name="P1"/>
      <text:p text:style-name="P1"/>
      <text:p text:style-name="P1"/>
      <text:p text:style-name="Standard"/>
      <text:p text:style-name="P2"/>
      <text:p text:style-name="P1"/>
      <text:p text:style-name="P1"><text:span text:style-name="T1">LISTE D’ACTIONS À FAIRE POUR RÉALISER UNE DÉMARCHE EN LIGNE</text:span></text:p>
      <text:p text:style-name="P1"/>
      <text:list xml:id="list5497718703099179387" text:style-name="WWNum2">
        <text:list-item>
          <text:p text:style-name="P5">Consulter un compte en ligne<text:tab/></text:p>
        </text:list-item>
        <text:list-item>
          <text:p text:style-name="P5">Gestion des mots de passe</text:p>
        </text:list-item>
        <text:list-item>
          <text:p text:style-name="P5">Envoyer un e-mail<text:tab/></text:p>
        </text:list-item>
        <text:list-item>
          <text:p text:style-name="P5">Rechercher des informations<text:tab/></text:p>
        </text:list-item>
        <text:list-item>
          <text:p text:style-name="P5">Réaliser entièrement une démarche administrative sur un site internet<text:tab/></text:p>
        </text:list-item>
        <text:list-item>
          <text:p text:style-name="P5">Télécharger un formulaire ou un dossier administratif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1" meta:word-count="191" meta:character-count="1180" meta:non-whitespace-character-count="1044"/>
    <meta:generator>LibreOfficeDev/5.1.0.3$Linux_X86_64 LibreOffice_project/</meta:generator>
  </office:meta>
</office:document-meta>
</file>